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Hiragino Sans"/>
    </style:style>
    <style:style style:name="ce2" style:family="table-cell" style:parent-style-name="Default">
      <style:text-properties style:font-name="Hiragino Sans"/>
    </style:style>
    <style:style style:name="gr1" style:family="graphic">
      <style:graphic-properties draw:stroke="none" svg:stroke-color="#000000" draw:fill="solid" draw:fill-color="#ffffff" fo:min-height="51.76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text-properties style:font-name="Hiragino Sans" style:font-name-asian="Hiragino Sans"/>
    </style:style>
    <style:style style:name="P2" style:family="paragraph">
      <loext:graphic-properties draw:fill="solid" draw:fill-color="#ffffff"/>
      <style:text-properties style:font-name="Hiragino Sans" style:font-name-asian="Hiragino Sans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65.77mm" svg:height="51.76mm" svg:x="8.17mm" svg:y="83.36mm">
            <draw:text-box>
              <text:p text:style-name="P1"><text:span text:style-name="T1">G(tau)</text:span><text:span text:style-name="T1">の値</text:span></text:p>
              <text:p text:style-name="P1"><text:span text:style-name="T1"/></text:p>
              <text:p text:style-name="P1"><text:span text:style-name="T1">ワイブル分布</text:span></text:p>
            </draw:text-box>
          </draw:frame>
          <draw:frame draw:z-index="1" draw:style-name="gr2" draw:text-style-name="P3" svg:width="159.99mm" svg:height="89.99mm" svg:x="126mm" svg:y="155.93mm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56579" calcext:value-type="float">
            <text:p>0.018565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565792364891" calcext:value-type="float">
            <text:p>0.01856579236489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225408" calcext:value-type="float">
            <text:p>0.07225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2254077726" calcext:value-type="float">
            <text:p>0.07225407772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7564" calcext:value-type="float">
            <text:p>0.1275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756403823102" calcext:value-type="float">
            <text:p>0.1275640382310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51393" calcext:value-type="float">
            <text:p>0.16513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513934375961" calcext:value-type="float">
            <text:p>0.1651393437596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4422" calcext:value-type="float">
            <text:p>0.1744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442195186579" calcext:value-type="float">
            <text:p>0.1744219518657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60704" calcext:value-type="float">
            <text:p>0.15607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5607041525348" calcext:value-type="float">
            <text:p>0.1560704152534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01774" calcext:value-type="float">
            <text:p>0.12017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2017743929966" calcext:value-type="float">
            <text:p>0.1201774392996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017221" calcext:value-type="float">
            <text:p>0.080172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8017220540318" calcext:value-type="float">
            <text:p>0.0801722054031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45045" calcext:value-type="float">
            <text:p>0.046450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46450447096274" calcext:value-type="float">
            <text:p>0.04645044709627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37892" calcext:value-type="float">
            <text:p>0.023378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3378924539486" calcext:value-type="float">
            <text:p>0.02337892453948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021168" calcext:value-type="float">
            <text:p>0.010211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10211684476818" calcext:value-type="float">
            <text:p>0.01021168447681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64299" calcext:value-type="float">
            <text:p>0.0038642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38642992095" calcext:value-type="float">
            <text:p>0.003864299209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264231" calcext:value-type="float">
            <text:p>0.0012642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12642305777757" calcext:value-type="float">
            <text:p>0.00126423057777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567299" calcext:value-type="float">
            <text:p>0.00035672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35672993442126" calcext:value-type="float">
            <text:p>0.000356729934421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2" draw:text-style-name="P3" svg:width="159.99mm" svg:height="89.99mm" svg:x="46.16mm" svg:y="1mm">
            <draw:object draw:notify-on-update-of-ranges="Sheet2.A1:Sheet2.A81 Sheet2.B1:Sheet2.B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670996344689" calcext:value-type="float">
            <text:p>1.3670996344689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68961410565" calcext:value-type="float">
            <text:p>1.868961410565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550564612199" calcext:value-type="float">
            <text:p>2.5550564612199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930167541811" calcext:value-type="float">
            <text:p>3.493016754181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753019278348" calcext:value-type="float">
            <text:p>4.7753019278348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283135200216" calcext:value-type="float">
            <text:p>6.5283135200216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9248550269199" calcext:value-type="float">
            <text:p>8.9248550269199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0116604499" calcext:value-type="float">
            <text:p>12.20116604499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6802096402" calcext:value-type="float">
            <text:p>16.6802096402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03508501983" calcext:value-type="float">
            <text:p>22.803508501983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.174668137669" calcext:value-type="float">
            <text:p>31.174668137669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.618877415697" calcext:value-type="float">
            <text:p>42.618877415697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.264251736474" calcext:value-type="float">
            <text:p>58.264251736474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653037251538" calcext:value-type="float">
            <text:p>79.653037251538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.89363811092" calcext:value-type="float">
            <text:p>108.89363811092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8.86845285742" calcext:value-type="float">
            <text:p>148.86845285742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51800748533" calcext:value-type="float">
            <text:p>203.51800748533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22939364104" calcext:value-type="float">
            <text:p>278.22939364104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.36730234517" calcext:value-type="float">
            <text:p>380.36730234517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8.52915552352" calcext:value-type="float">
            <text:p>468.52915552352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2.15301841458" calcext:value-type="float">
            <text:p>422.15301841458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0.36730234517" calcext:value-type="float">
            <text:p>380.36730234517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2.71763645488" calcext:value-type="float">
            <text:p>342.71763645488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79462459851" calcext:value-type="float">
            <text:p>308.79462459851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22939364104" calcext:value-type="float">
            <text:p>278.22939364104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68958239318" calcext:value-type="float">
            <text:p>250.68958239318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5.87572757158" calcext:value-type="float">
            <text:p>225.87572757158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51800748533" calcext:value-type="float">
            <text:p>203.51800748533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37330804025" calcext:value-type="float">
            <text:p>183.37330804025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22257915703" calcext:value-type="float">
            <text:p>165.22257915703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.86845285742" calcext:value-type="float">
            <text:p>148.86845285742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13309711804" calcext:value-type="float">
            <text:p>134.13309711804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0.85628215475" calcext:value-type="float">
            <text:p>120.85628215475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.89363811092" calcext:value-type="float">
            <text:p>108.89363811092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115085203829" calcext:value-type="float">
            <text:p>98.115085203829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403419258977" calcext:value-type="float">
            <text:p>88.403419258977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653037251538" calcext:value-type="float">
            <text:p>79.653037251538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1.76878899682" calcext:value-type="float">
            <text:p>71.76878899682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64942503126" calcext:value-type="float">
            <text:p>64.664942503126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.264251736474" calcext:value-type="float">
            <text:p>58.264251736474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497116660192" calcext:value-type="float">
            <text:p>52.497116660192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300826415807" calcext:value-type="float">
            <text:p>47.300826415807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618877415697" calcext:value-type="float">
            <text:p>42.618877415697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.400358932571" calcext:value-type="float">
            <text:p>38.400358932571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.599399504764" calcext:value-type="float">
            <text:p>34.599399504764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.174668137669" calcext:value-type="float">
            <text:p>31.174668137669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088924877439" calcext:value-type="float">
            <text:p>28.088924877439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30861586998" calcext:value-type="float">
            <text:p>25.30861586998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03508501983" calcext:value-type="float">
            <text:p>22.803508501983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.546362656553" calcext:value-type="float">
            <text:p>20.546362656553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512634508759" calcext:value-type="float">
            <text:p>18.512634508759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680209640201" calcext:value-type="float">
            <text:p>16.680209640201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029162570535" calcext:value-type="float">
            <text:p>15.029162570535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541540091151" calcext:value-type="float">
            <text:p>13.541540091151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20116604499" calcext:value-type="float">
            <text:p>12.20116604499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993465429734" calcext:value-type="float">
            <text:p>10.993465429734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9053059116732" calcext:value-type="float">
            <text:p>9.9053059116732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9248550269199" calcext:value-type="float">
            <text:p>8.9248550269199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414515171781" calcext:value-type="float">
            <text:p>8.0414515171781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245489401013" calcext:value-type="float">
            <text:p>7.245489401013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5283135200216" calcext:value-type="float">
            <text:p>6.5283135200216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8821254240933" calcext:value-type="float">
            <text:p>5.8821254240933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2998985723727" calcext:value-type="float">
            <text:p>5.2998985723727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7753019278348" calcext:value-type="float">
            <text:p>4.7753019278348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3026311146505" calcext:value-type="float">
            <text:p>4.3026311146505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8767463897623" calcext:value-type="float">
            <text:p>3.8767463897623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4930167541812" calcext:value-type="float">
            <text:p>3.4930167541812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1472695962808" calcext:value-type="float">
            <text:p>3.1472695962808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8357453195197" calcext:value-type="float">
            <text:p>2.8357453195197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5550564612199" calcext:value-type="float">
            <text:p>2.5550564612199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3021508578659" calcext:value-type="float">
            <text:p>2.3021508578659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0742784563917" calcext:value-type="float">
            <text:p>2.0742784563917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868961410565" calcext:value-type="float">
            <text:p>1.868961410565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83967137304" calcext:value-type="float">
            <text:p>1.683967137304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5172840399431" calcext:value-type="float">
            <text:p>1.5172840399431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670996344689" calcext:value-type="float">
            <text:p>1.3670996344689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2317808408735" calcext:value-type="float">
            <text:p>1.2317808408735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1098562253164" calcext:value-type="float">
            <text:p>1.1098562253164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Hiragino Mincho ProN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6:06:35.276713181</meta:creation-date>
    <dc:date>2020-05-23T14:45:14.170189654</dc:date>
    <meta:editing-duration>PT21H32M24S</meta:editing-duration>
    <meta:editing-cycles>2</meta:editing-cycles>
    <meta:generator>LibreOffice/6.2.8.2$MacOSX_X86_64 LibreOffice_project/f82ddfca21ebc1e222a662a32b25c0c9d20169ee</meta:generator>
    <meta:document-statistic meta:table-count="2" meta:cell-count="2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1.A1:Sheet1.B15" svg:x="0.32cm" svg:y="0.18cm" svg:width="12.46cm" svg:height="8.64cm">
          <chartooo:coordinate-region svg:x="1.26cm" svg:y="0.379cm" svg:width="11.321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5</svg:desc>
                </draw:g>
              </table:table-cell>
              <table:table-cell office:value-type="float" office:value="0">
                <text:p>0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856579">
                <text:p>0.01856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225408">
                <text:p>0.07225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27564">
                <text:p>0.127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51393">
                <text:p>0.1651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74422">
                <text:p>0.174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60704">
                <text:p>0.156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201774">
                <text:p>0.1201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8017221">
                <text:p>0.08017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645045">
                <text:p>0.04645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337892">
                <text:p>0.02337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021168">
                <text:p>0.01021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3864299">
                <text:p>0.003864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1264231">
                <text:p>0.001264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3567299">
                <text:p>0.0003567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2.A1:Sheet2.B81" svg:x="0.32cm" svg:y="0.18cm" svg:width="12.46cm" svg:height="8.64cm">
          <chartooo:coordinate-region svg:x="1.162cm" svg:y="0.379cm" svg:width="11.4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81" chart:class="chart:scatter">
            <chart:domain table:cell-range-address="Sheet2.A1:Sheet2.A81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81</svg:desc>
                </draw:g>
              </table:table-cell>
              <table:table-cell office:value-type="float" office:value="1">
                <text:p>1</text:p>
                <draw:g>
                  <svg:desc>Sheet2.B1:Sheet2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670996344689">
                <text:p>1.3670996344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68961410565">
                <text:p>1.868961410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550564612199">
                <text:p>2.5550564612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4930167541811">
                <text:p>3.4930167541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7753019278348">
                <text:p>4.7753019278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5283135200216">
                <text:p>6.5283135200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9248550269199">
                <text:p>8.9248550269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20116604499">
                <text:p>12.20116604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.6802096402">
                <text:p>16.6802096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03508501983">
                <text:p>22.803508501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1.174668137669">
                <text:p>31.174668137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2.618877415697">
                <text:p>42.618877415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8.264251736474">
                <text:p>58.264251736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653037251538">
                <text:p>79.65303725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8.89363811092">
                <text:p>108.89363811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8.86845285742">
                <text:p>148.868452857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51800748533">
                <text:p>203.51800748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22939364104">
                <text:p>278.22939364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80.36730234517">
                <text:p>380.36730234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8.52915552352">
                <text:p>468.52915552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2.15301841458">
                <text:p>422.15301841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80.36730234517">
                <text:p>380.36730234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2.71763645488">
                <text:p>342.71763645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8.79462459851">
                <text:p>308.79462459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8.22939364104">
                <text:p>278.22939364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0.68958239318">
                <text:p>250.68958239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5.87572757158">
                <text:p>225.87572757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51800748533">
                <text:p>203.51800748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3.37330804025">
                <text:p>183.37330804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5.22257915703">
                <text:p>165.22257915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8.86845285742">
                <text:p>148.86845285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.13309711804">
                <text:p>134.13309711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0.85628215475">
                <text:p>120.85628215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8.89363811092">
                <text:p>108.89363811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.115085203829">
                <text:p>98.1150852038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.403419258977">
                <text:p>88.403419258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.653037251538">
                <text:p>79.6530372515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1.76878899682">
                <text:p>71.76878899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.664942503126">
                <text:p>64.664942503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8.264251736474">
                <text:p>58.2642517364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.497116660192">
                <text:p>52.497116660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300826415807">
                <text:p>47.300826415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2.618877415697">
                <text:p>42.6188774156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8.400358932571">
                <text:p>38.400358932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.599399504764">
                <text:p>34.599399504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.174668137669">
                <text:p>31.174668137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088924877439">
                <text:p>28.088924877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30861586998">
                <text:p>25.30861586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.803508501983">
                <text:p>22.8035085019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0.546362656553">
                <text:p>20.546362656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512634508759">
                <text:p>18.5126345087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6.680209640201">
                <text:p>16.6802096402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5.029162570535">
                <text:p>15.029162570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541540091151">
                <text:p>13.541540091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.20116604499">
                <text:p>12.201166044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.993465429734">
                <text:p>10.9934654297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.9053059116732">
                <text:p>9.90530591167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.9248550269199">
                <text:p>8.9248550269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0414515171781">
                <text:p>8.0414515171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.245489401013">
                <text:p>7.245489401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.5283135200216">
                <text:p>6.5283135200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.8821254240933">
                <text:p>5.88212542409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2998985723727">
                <text:p>5.29989857237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.7753019278348">
                <text:p>4.77530192783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.3026311146505">
                <text:p>4.3026311146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.8767463897623">
                <text:p>3.8767463897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.4930167541812">
                <text:p>3.4930167541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1472695962808">
                <text:p>3.1472695962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8357453195197">
                <text:p>2.8357453195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5550564612199">
                <text:p>2.55505646121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3021508578659">
                <text:p>2.30215085786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0742784563917">
                <text:p>2.07427845639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868961410565">
                <text:p>1.8689614105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683967137304">
                <text:p>1.683967137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5172840399431">
                <text:p>1.51728403994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3670996344689">
                <text:p>1.36709963446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2317808408735">
                <text:p>1.23178084087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1098562253164">
                <text:p>1.1098562253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